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c20b50"/>
    </style:style>
    <style:style style:name="P2" style:family="paragraph" style:parent-style-name="Standard">
      <style:text-properties officeooo:rsid="00c20b50" officeooo:paragraph-rsid="00c20b50"/>
    </style:style>
    <style:style style:name="P3" style:family="paragraph" style:parent-style-name="Standard">
      <style:text-properties officeooo:paragraph-rsid="00c20b50"/>
    </style:style>
    <style:style style:name="P4" style:family="paragraph" style:parent-style-name="Standard">
      <style:text-properties fo:font-size="18pt" officeooo:rsid="00c2a5cc" officeooo:paragraph-rsid="00c2a5cc"/>
    </style:style>
    <style:style style:name="P5" style:family="paragraph" style:parent-style-name="Standard">
      <style:text-properties fo:font-size="18pt" officeooo:rsid="00c3bb22" officeooo:paragraph-rsid="00c3bb22"/>
    </style:style>
    <style:style style:name="P6" style:family="paragraph" style:parent-style-name="Standard">
      <style:text-properties fo:font-size="18pt" officeooo:rsid="00c3bb22" officeooo:paragraph-rsid="00c6130d"/>
    </style:style>
    <style:style style:name="P7" style:family="paragraph" style:parent-style-name="Standard">
      <style:text-properties officeooo:rsid="00c6130d" officeooo:paragraph-rsid="00c6130d"/>
    </style:style>
    <style:style style:name="P8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2a5cc" officeooo:paragraph-rsid="0029ba73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8pt" officeooo:rsid="00c3bb22" officeooo:paragraph-rsid="00c7fb70"/>
    </style:style>
    <style:style style:name="T1" style:family="text">
      <style:text-properties officeooo:rsid="00c20b50"/>
    </style:style>
    <style:style style:name="T2" style:family="text">
      <style:text-properties fo:font-size="18pt" officeooo:rsid="00c2a5cc"/>
    </style:style>
    <style:style style:name="T3" style:family="text">
      <style:text-properties officeooo:rsid="00c3bb22"/>
    </style:style>
    <style:style style:name="T4" style:family="text">
      <style:text-properties officeooo:rsid="00c550d0"/>
    </style:style>
    <style:style style:name="T5" style:family="text">
      <style:text-properties officeooo:rsid="00c6130d"/>
    </style:style>
    <style:style style:name="T6" style:family="text">
      <style:text-properties officeooo:rsid="00c7fb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ythagore</text:p>
      <text:p text:style-name="Standard"/>
      <text:p text:style-name="P3"><text:span text:style-name="T1">La calculatrice est </text:span><text:span text:style-name="T2">nécessaire</text:span><text:span text:style-name="T1"> pour </text:span><text:span text:style-name="T2">certains</text:span><text:span text:style-name="T1"> calculs</text:span></text:p>
      <text:p text:style-name="Standard"/>
      <text:p text:style-name="P4">Racine carrée</text:p>
      <text:p text:style-name="P4">oral <text:span text:style-name="T6">p191</text:span> : <text:span text:style-name="T3">23, 28</text:span></text:p>
      <text:p text:style-name="P5"><text:span text:style-name="T6">p191 : </text:span>19, 20, 13, 14, 21, 22, 24, 25, 26, 27, 30</text:p>
      <text:p text:style-name="Standard"/>
      <text:p text:style-name="Standard"/>
      <text:p text:style-name="P4">Pythagore</text:p>
      <text:p text:style-name="P5">oral <text:span text:style-name="T6">p190</text:span> : 7, 8, 10, <text:s text:c="4"/><text:span text:style-name="T6">p191 : </text:span><text:span text:style-name="T4">32</text:span></text:p>
      <text:p text:style-name="P9"><text:span text:style-name="T6">p189 : </text:span>3, 5</text:p>
      <text:p text:style-name="P9"><text:span text:style-name="T6">p190 :</text:span> 9, 12</text:p>
      <text:p text:style-name="P9"><text:span text:style-name="T6">p192 : </text:span>37, 38, 43, 45, 46, 47, 48</text:p>
      <text:p text:style-name="P9"><text:span text:style-name="T6">p193 : </text:span><text:span text:style-name="T5">49</text:span></text:p>
      <text:p text:style-name="P5"><text:span text:style-name="T6">p194 : </text:span>59, 60, 61</text:p>
      <text:p text:style-name="P9"><text:span text:style-name="T6">p196 : </text:span>70, 71, 72, 73</text:p>
      <text:p text:style-name="P9"><text:span text:style-name="T6">p197 : </text:span>79</text:p>
      <text:p text:style-name="P2"/>
      <text:p text:style-name="P2"/>
      <text:p text:style-name="P4">Réciproque</text:p>
      <text:p text:style-name="P5"><text:span text:style-name="T6">p193 : </text:span><text:span text:style-name="T5">53, </text:span>56, 57, 58</text:p>
      <text:p text:style-name="P9"><text:span text:style-name="T6">p196 : </text:span>74, 75</text:p>
      <text:p text:style-name="P9"><text:span text:style-name="T6">p197 : </text:span>76, 78</text:p>
      <text:p text:style-name="Standard"/>
      <text:p text:style-name="Standard"/>
      <text:p text:style-name="P7">Contraposée</text:p>
      <text:p text:style-name="P6"><text:span text:style-name="T6">p193 : </text:span>54, <text:span text:style-name="T5">55</text:span></text:p>
      <text:p text:style-name="P1"/>
      <text:p text:style-name="P1"/>
      <text:p text:style-name="P5">Pb ouverts</text:p>
      <text:p text:style-name="P5"><text:span text:style-name="T6">p198 : </text:span>84, 86, 8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15M12S</meta:editing-duration>
    <meta:editing-cycles>153</meta:editing-cycles>
    <meta:generator>LibreOffice/7.3.7.2$Linux_X86_64 LibreOffice_project/30$Build-2</meta:generator>
    <meta:initial-creator>Véronique et Thibaud FONTANET</meta:initial-creator>
    <dc:date>2024-08-14T18:25:50.479268139</dc:date>
    <meta:print-date>2021-01-04T09:36:06.738044778</meta:print-date>
    <meta:document-statistic meta:table-count="0" meta:image-count="0" meta:object-count="0" meta:page-count="1" meta:paragraph-count="22" meta:word-count="99" meta:character-count="405" meta:non-whitespace-character-count="324"/>
  </office:meta>
</office:document-meta>
</file>